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oppins" svg:font-family="Poppins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fo:language="en" fo:country="US"/>
    </style:style>
    <style:style style:name="P3" style:parent-style-name="Normal" style:family="paragraph">
      <style:paragraph-properties fo:break-before="page"/>
      <style:text-properties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Fullstackopen</text:p>
      <text:p text:style-name="Normal"><text:a xlink:href="https://fullstackopen.com" office:target-frame-name="_top" xlink:show="replace"><text:span text:style-name="Hyperlink">https://</text:span><text:span text:style-name="T2">fullstackopen.com</text:span></text:a></text:p>
      <text:p text:style-name="P3"/>
      <text:soft-page-break/>
      <text:h text:style-name="P4" text:outline-level="1">Fundamentals</text:h>
      <text:p text:style-name="P5"/>
      <text:list text:style-name="LFO1" text:continue-numbering="true">
        <text:list-item>
          <text:p text:style-name="P6">Always keep the developer console open while doing web development</text:p>
        </text:list-item>
      </text:list>
      <text:p text:style-name="P7">As well as check the disable the cache from the console, hide extension<text:s/>URLs and enable the preserve log option</text:p>
      <text:list text:style-name="LFO1" text:continue-numbering="true">
        <text:list-item>
          <text:p text:style-name="P8">Each image, each file, each individual file is fetched using a separate HTTP request by the browser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oppins" svg:font-family="Poppins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Title" style:display-name="Paragraph Title" style:family="paragraph" style:parent-style-name="Normal">
      <style:paragraph-properties fo:margin-bottom="0in"/>
      <style:text-properties style:font-name="Poppins" style:font-name-complex="Poppins" fo:font-weight="bold" style:font-weight-asian="bold" style:font-weight-complex="bold" fo:font-size="12pt" style:font-size-asian="12pt" style:font-size-complex="12pt" fo:hyphenate="false"/>
    </style:style>
    <style:style style:name="ParagraphTitleChar" style:display-name="Paragraph Title Char" style:family="text" style:parent-style-name="DefaultParagraphFont">
      <style:text-properties style:font-name="Poppins" style:font-name-complex="Poppins" fo:font-weight="bold" style:font-weight-asian="bold" style:font-weight-complex="bold" fo:font-size="12pt" style:font-size-asian="12pt" style:font-size-complex="12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h Kolambekar</meta:initial-creator>
    <dc:creator>Yash Kolambekar</dc:creator>
    <meta:creation-date>2023-12-14T02:41:00Z</meta:creation-date>
    <dc:date>2023-12-14T05:40:00Z</dc:date>
    <meta:template xlink:href="Normal" xlink:type="simple"/>
    <meta:editing-cycles>2</meta:editing-cycles>
    <meta:editing-duration>PT10740S</meta:editing-duration>
    <meta:document-statistic meta:page-count="2" meta:paragraph-count="1" meta:word-count="56" meta:character-count="375" meta:row-count="2" meta:non-whitespace-character-count="320"/>
  </office:meta>
</office:document-meta>
</file>